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140000012CCAF91F8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787cm" svg:height="2.81cm" svg:x="0.486cm" svg:y="0.51cm">
          <draw:image xlink:href="Pictures/10000201000004140000012CCAF91F8E.png" xlink:type="simple" xlink:show="embed" xlink:actuate="onLoad">
            <text:p/>
          </draw:image>
        </draw:frame>
        <draw:line draw:style-name="gr2" draw:text-style-name="P1" draw:layer="layout" svg:x1="10.486cm" svg:y1="2.736cm" svg:x2="8.466cm" svg:y2="2.7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9T17:46:04.209428000</meta:creation-date>
    <dc:date>2015-12-09T17:53:40.806362000</dc:date>
    <meta:editing-duration>PT4M37S</meta:editing-duration>
    <meta:editing-cycles>2</meta:editing-cycles>
    <meta:generator>LibreOffice/4.3.7.2$MacOSX_x86 LibreOffice_project/8a35821d8636a03b8bf4e15b48f59794652c68ba</meta:generator>
    <meta:document-statistic meta:object-count="2"/>
  </office:meta>
</office:document-meta>
</file>